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5/03/2019</text:date>, <text:time>11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5-03T11:58:28</dc:date>
    <dc:creator>Chuck Coughlin</dc:creator>
    <meta:editing-duration>P3DT17H17M49S</meta:editing-duration>
    <meta:editing-cycles>26</meta:editing-cycles>
    <meta:generator>OpenOffice/4.1.3$Unix OpenOffice.org_project/413m1$Build-9783</meta:generator>
    <meta:document-statistic meta:table-count="3" meta:cell-count="298" meta:object-count="0"/>
  </office:meta>
</office:document-meta>
</file>